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="solid" draw:fill-color="#99ff99" draw:textarea-horizontal-align="justify" draw:textarea-vertical-align="top" draw:auto-grow-height="false"/>
    </style:style>
    <style:style style:name="gr2" style:family="graphic" style:parent-style-name="standard">
      <style:graphic-properties svg:stroke-color="#004586" draw:fill="solid" draw:fill-color="#99ffff" draw:textarea-horizontal-align="justify" draw:textarea-vertical-align="top" draw:auto-grow-height="false"/>
    </style:style>
    <style:style style:name="gr3" style:family="graphic" style:parent-style-name="standard">
      <style:graphic-properties svg:stroke-color="#004586" draw:fill="solid" draw:fill-color="#eeeeee" draw:textarea-horizontal-align="justify" draw:textarea-vertical-align="top" draw:auto-grow-height="false"/>
    </style:style>
    <style:style style:name="gr4" style:family="graphic" style:parent-style-name="standard">
      <style:graphic-properties svg:stroke-color="#004586" draw:fill="solid" draw:fill-color="#ffff99" draw:textarea-horizontal-align="justify" draw:textarea-vertical-align="top" draw:auto-grow-height="false"/>
    </style:style>
    <style:style style:name="gr5" style:family="graphic" style:parent-style-name="standard">
      <style:graphic-properties svg:stroke-color="#004586" draw:fill="solid" draw:fill-color="#cc9999" draw:textarea-horizontal-align="justify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4586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4586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1cm" svg:height="24.8cm" svg:x="3cm" svg:y="2.4cm">
          <text:p text:style-name="P1"><text:span text:style-name="T1">Style: ”timereg-ui”</text:span></text:p>
          <text:p text:style-name="P1"><text:span text:style-name="T1">Ui: CSSLay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6cm" svg:height="22.1cm" svg:x="3.9cm" svg:y="4.3cm">
          <text:p text:style-name="P1"><text:span text:style-name="T1">Style: ”timereg-page”</text:span></text:p>
          <text:p text:style-name="P1"><text:span text:style-name="T1">View: CSSLayou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8cm" svg:height="4.4cm" svg:x="5cm" svg:y="6cm">
          <text:p text:style-name="P1"><text:span text:style-name="T1">Style: ”timereg-header”</text:span></text:p>
          <text:p text:style-name="P1"><text:span text:style-name="T1">Row: CSSLayou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8cm" svg:height="9.8cm" svg:x="5cm" svg:y="10.9cm">
          <text:p text:style-name="P1"><text:span text:style-name="T1">Style: ”timereg-row”</text:span></text:p>
          <text:p text:style-name="P1"><text:span text:style-name="T1">Row: CSSLay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7cm" svg:height="1.873cm" svg:x="6.002cm" svg:y="7.927cm">
          <text:p text:style-name="P1"><text:span text:style-name="T1">Style: ”timereg-menu”</text:span></text:p>
          <text:p text:style-name="P1"><text:span text:style-name="T1">Menu: CSSLay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2cm" svg:height="7.8cm" svg:x="5.6cm" svg:y="12.5cm">
          <text:p text:style-name="P1"><text:span text:style-name="T1">Style: ”timereg-component”</text:span></text:p>
          <text:p text:style-name="P1"><text:span text:style-name="T1">Clients: Composi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7cm" svg:height="5.5cm" svg:x="5.8cm" svg:y="14.4cm">
          <text:p text:style-name="P1"><text:span text:style-name="T1">Style: ”timereg-component”</text:span></text:p>
          <text:p text:style-name="P1"><text:span text:style-name="T1">Clients: CSSLayou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2cm" svg:height="1.2cm" svg:x="7.2cm" svg:y="16.6cm">
          <text:p text:style-name="P1"><text:span text:style-name="T1">label: style: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2cm" svg:height="1.2cm" svg:x="7.2cm" svg:y="18cm">
          <text:p text:style-name="P1"><text:span text:style-name="T1">cmb: style: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8cm" svg:height="4.4cm" svg:x="5cm" svg:y="21.2cm">
          <text:p text:style-name="P1"><text:span text:style-name="T1">Style: ”timereg-footer”</text:span></text:p>
          <text:p text:style-name="P1"><text:span text:style-name="T1">Row: CSSLayou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2" draw:layer="layout" svg:width="10.2cm" svg:height="3.873cm" svg:x="6cm" svg:y="7.627cm">
          <text:p text:style-name="P1"><text:span text:style-name="T1">Style: ”timereg-menu”</text:span></text:p>
          <text:p text:style-name="P1"><text:span text:style-name="T1">Menu: CSSLayout</text:span></text:p>
          <text:p text:style-name="P1"><text:span text:style-name="T1"/></text:p>
          <text:p text:style-name="P1"><text:span text:style-name="T1">View= index</text:span></text:p>
          <text:p text:style-name="P1"><text:span text:style-name="T1">Implements TREventListn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06:33:24.985361000</meta:creation-date>
    <dc:date>2015-05-17T23:41:47.103667000</dc:date>
    <meta:editing-duration>PT4H32S</meta:editing-duration>
    <meta:editing-cycles>7</meta:editing-cycles>
    <meta:generator>LibreOffice/4.2.5.2$MacOSX_X86_64 LibreOffice_project/61cb170a04bb1f12e77c884eab9192be736ec5f5</meta:generator>
    <meta:document-statistic meta:object-count="11"/>
  </office:meta>
</office:document-meta>
</file>